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n $2,500 Cash</text:p>
      <text:p text:style-name="P3"/>
      <text:p text:style-name="P4">Exclusive contest between the top 25 college @partystory accounts. </text:p>
      <text:p text:style-name="P4"/>
      <text:p text:style-name="P4"/>
      <text:p text:style-name="P3">-How it Works-</text:p>
      <text:p text:style-name="P3"/>
      <text:p text:style-name="P4">Become an official Party Stories Rep</text:p>
      <text:p text:style-name="P4"/>
      <text:p text:style-name="P4">Encourage students to follow our Twitter account and help us promote our app's official launch on March 17<text:span text:style-name="T1">th</text:span>, 2014.</text:p>
      <text:p text:style-name="P4"/>
      <text:p text:style-name="P4">The Party Stories Rep that gets the most registered users and the most photo uploads at their college wins $2,500 in cash.</text:p>
      <text:p text:style-name="P4"/>
      <text:p text:style-name="P4">(Even if you don't win, we have plenty of opportunities to make extra $$$ throughout the school year.)</text:p>
      <text:p text:style-name="P4"/>
      <text:p text:style-name="P4"/>
      <text:p text:style-name="P3">What you'll get as a Party Stories Rep</text:p>
      <text:p text:style-name="P3"/>
      <text:p text:style-name="P4">Verified Party Stories account </text:p>
      <text:p text:style-name="P4">Ability to earn money throughout entire school year </text:p>
      <text:p text:style-name="P4">Marketing/Sales/Promotions Internship Credits </text:p>
      <text:p text:style-name="P4">Possible Career Opportunities after graduation</text:p>
      <text:p text:style-name="P4"/>
      <text:p text:style-name="P2"/>
      <text:p text:style-name="P3">Join our Team</text:p>
      <text:p text:style-name="P3"/>
      <text:p text:style-name="P4">If we are reaching out to you then you're obviously a pretty smart motherfucker. Starting/running a college @partystory account and getting thousands of followers like you have is not easy. Trust us, we've done it. <text:s/>Plus, running a @partystory account shows you like to throw down so we would get along just fine.</text:p>
      <text:p text:style-name="P4"/>
      <text:p text:style-name="P4">A group of us @partystory account owners got together for a few beers and came up with the idea for the Party Stories mobile app, a place for students to see and share party stories at colleges all over the U.S all in one app. <text:s/>Don't get it twisted though, we like running our @partystory account too and we want you to continue running yours. <text:s/>We just wanted to create one single platform for students to see <text:soft-page-break/>party stories at colleges everywhere. <text:s/></text:p>
      <text:p text:style-name="P4"/>
      <text:p text:style-name="P4">So you've obviously got some talent and skill in promotions and marketing but how well can stack up against the top 25 college @partystory accounts in the country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e top college @partystory accounts across the country have come together to create the official Party Stories mobile application. </text:p>
      <text:p text:style-name="P2"/>
      <text:p text:style-name="P2"><text:s/></text:p>
      <text:p text:style-name="P2"/>
      <text:p text:style-name="P1"/>
      <text:p text:style-name="P3">How the App works </text:p>
      <text:p text:style-name="P4"/>
      <text:p text:style-name="P4">The Party Stories app is the best place for college students to see and share photo's of party stories at their college and colleges all across the U.S.</text:p>
      <text:p text:style-name="P4"/>
      <text:p text:style-name="P4">Featuring a real-time photo-feed of party stories happening around your college and colleges all over the U.S. </text:p>
      <text:p text:style-name="P4"/>
      <text:p text:style-name="P4">Vote for your favorite photo's. </text:p>
      <text:p text:style-name="P4"/>
      <text:p text:style-name="P4">Sort posts by most recent and top rated. </text:p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1"/>
      <text:p text:style-name="P1">Get a live feed of the best party stories at your school and colleges all over the country. <text:s/>Top rated photo's win free shit every week.</text:p>
      <text:p text:style-name="P1"/>
      <text:p text:style-name="P1">See the best party stories at colleges across the country. All photo uploads are anonymous. Vote for your favorites, top rated uploads win free shit every week.</text:p>
      <text:p text:style-name="P1"/>
      <text:p text:style-name="P1"/>
      <text:p text:style-name="P1"/>
      <text:p text:style-name="P1"/>
      <text:p text:style-name="P1"/>
      <text:p text:style-name="P6">Tweets</text:p>
      <text:p text:style-name="P2"/>
      <text:p text:style-name="P2">If we followed you, than you have been selected to compete for $1,000 cash by promoting the launch of our Party Stories app.</text:p>
      <text:p text:style-name="P2"/>
      <text:p text:style-name="P2">Follow this link to see how you can win $1,000 cash by simply tweeting about the Party Stories app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1:50:06</meta:creation-date>
    <dc:date>2014-03-13T14:59:19</dc:date>
    <meta:editing-duration>PT6H55M17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3" meta:paragraph-count="28" meta:word-count="451" meta:character-count="2634"/>
  </office:meta>
</office:document-meta>
</file>